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ValidateTest_basic.test_for_bastic_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ValidateTest_basic.test_for_basti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ValidateTest_basic.putLong( byte [ ] b , int off , lo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ValidateTest_basic.test_for_bastic_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ValidateTest_basic.test_long2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